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4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210950</text:p>
          </table:table-cell>
          <table:table-cell table:style-name="ce28" office:value-type="float" office:value="0.0492" calcext:value-type="float">
            <text:p>0,049</text:p>
          </table:table-cell>
          <table:table-cell table:style-name="ce31" table:formula="of:=IF([.E13]=&quot;-&quot;;&quot;&quot;;IF([.A13]=&quot;&quot;;[.F13];[.A13]*[.F13]))" office:value-type="currency" office:currency="GBP" office:value="0.1968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GRM31CR71H225KA </text:p>
          </table:table-cell>
          <table:table-cell table:style-name="ce46" office:value-type="float" office:value="0.0602" calcext:value-type="float">
            <text:p>0,060</text:p>
          </table:table-cell>
          <table:table-cell table:style-name="ce49" table:formula="of:=IF([.I13]=&quot;-&quot;;&quot;&quot;;IF([.A13]=&quot;&quot;;[.J13];[.A13]*[.J13]))" office:value-type="currency" office:currency="EUR" office:value="0.2408" calcext:value-type="currency">
            <text:p>0,24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2408" calcext:value-type="currency">
            <text:p>0,24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L21B474KAFNNNG</text:p>
          </table:table-cell>
          <table:table-cell table:style-name="ce46" office:value-type="float" office:value="0.0141" calcext:value-type="float">
            <text:p>0,014</text:p>
          </table:table-cell>
          <table:table-cell table:style-name="ce49" table:formula="of:=IF([.I33]=&quot;-&quot;;&quot;&quot;;IF([.A33]=&quot;&quot;;[.J33];[.A33]*[.J33]))" office:value-type="currency" office:currency="EUR" office:value="0.0141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41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2301" calcext:value-type="float">
            <text:p>3,230</text:p>
          </table:table-cell>
          <table:table-cell table:style-name="ce30" table:formula="of:=IF([.E40]=&quot;-&quot;;&quot;&quot;;IF([.A40]=&quot;&quot;;[.F40];[.A40]*[.F40]))" office:value-type="currency" office:currency="GBP" office:value="3.2301" calcext:value-type="currency">
            <text:p>£3,23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076030889" calcext:value-type="currency">
            <text:p>4,076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PM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1/3W</text:p>
          </table:table-cell>
          <table:table-cell table:style-name="ce16" office:value-type="string" calcext:value-type="string">
            <text:p>2512 or THT 0411/15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219238</text:p>
          </table:table-cell>
          <table:table-cell table:style-name="ce28" office:value-type="float" office:value="0.539" calcext:value-type="float">
            <text:p>0,539</text:p>
          </table:table-cell>
          <table:table-cell table:style-name="ce31" table:formula="of:=IF([.E85]=&quot;-&quot;;&quot;&quot;;IF([.A85]=&quot;&quot;;[.F85];[.A85]*[.F85]))" office:value-type="currency" office:currency="GBP" office:value="0.539" calcext:value-type="currency">
            <text:p>£0,54</text:p>
          </table:table-cell>
          <table:table-cell table:style-name="ce36"/>
          <table:table-cell table:style-name="ce39" office:value-type="string" calcext:value-type="string">
            <text:p>KNP03WS-0R1</text:p>
          </table:table-cell>
          <table:table-cell table:style-name="ce46" office:value-type="float" office:value="0.12455" calcext:value-type="float">
            <text:p>0,125</text:p>
          </table:table-cell>
          <table:table-cell table:style-name="ce49" table:formula="of:=IF([.I85]=&quot;-&quot;;&quot;&quot;;IF([.A85]=&quot;&quot;;[.J85];[.A85]*[.J85]))" office:value-type="currency" office:currency="EUR" office:value="0.12455" calcext:value-type="currency">
            <text:p>0,12 €</text:p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12455" calcext:value-type="currency">
            <text:p>0,12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 or THT 0411/15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PR02-2R2 </text:p>
          </table:table-cell>
          <table:table-cell table:style-name="ce45" office:value-type="float" office:value="0.0634" calcext:value-type="float">
            <text:p>0,063</text:p>
          </table:table-cell>
          <table:table-cell table:style-name="ce48" table:formula="of:=IF([.I86]=&quot;-&quot;;&quot;&quot;;IF([.A86]=&quot;&quot;;[.J86];[.A86]*[.J86]))" office:value-type="currency" office:currency="EUR" office:value="0.0634" calcext:value-type="currency">
            <text:p>0,06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634" calcext:value-type="currency">
            <text:p>0,06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1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4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2372" calcext:value-type="currency">
            <text:p>0,24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504756" calcext:value-type="currency">
            <text:p>0,0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187</text:p>
          </table:table-cell>
          <table:table-cell table:style-name="ce27" office:value-type="float" office:value="0.184" calcext:value-type="float">
            <text:p>0,184</text:p>
          </table:table-cell>
          <table:table-cell table:style-name="ce30" table:formula="of:=IF([.E94]=&quot;-&quot;;&quot;&quot;;IF([.A94]=&quot;&quot;;[.F94];[.A94]*[.F94]))" office:value-type="currency" office:currency="GBP" office:value="0.368" calcext:value-type="currency">
            <text:p>£0,37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46437552" calcext:value-type="currency">
            <text:p>0,46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32</text:p>
          </table:table-cell>
          <table:table-cell table:style-name="ce28" office:value-type="float" office:value="0.179" calcext:value-type="float">
            <text:p>0,179</text:p>
          </table:table-cell>
          <table:table-cell table:style-name="ce31" table:formula="of:=IF([.E97]=&quot;-&quot;;&quot;&quot;;IF([.A97]=&quot;&quot;;[.F97];[.A97]*[.F97]))" office:value-type="currency" office:currency="GBP" office:value="0.358" calcext:value-type="currency">
            <text:p>£0,36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5175662" calcext:value-type="currency">
            <text:p>0,452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2484003</text:p>
          </table:table-cell>
          <table:table-cell table:style-name="ce28" office:value-type="float" office:value="0.204" calcext:value-type="float">
            <text:p>0,204</text:p>
          </table:table-cell>
          <table:table-cell table:style-name="ce31" table:formula="of:=IF([.E101]=&quot;-&quot;;&quot;&quot;;IF([.A101]=&quot;&quot;;[.F101];[.A101]*[.F101]))" office:value-type="currency" office:currency="GBP" office:value="0.816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2970224" calcext:value-type="currency">
            <text:p>1,03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0, R85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6]=&quot;-&quot;;&quot;&quot;;IF([.A106]=&quot;&quot;;[.F106];[.A106]*[.F106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</text:p>
          </table:table-cell>
          <table:table-cell table:style-name="ce45" office:value-type="float" office:value="0.00654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1308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1308" calcext:value-type="currency">
            <text:p>0,013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R</text:p>
          </table:table-cell>
          <table:table-cell table:style-name="ce16"/>
          <table:table-cell table:style-name="ce24" office:value-type="string" calcext:value-type="string">
            <text:p>R81</text:p>
          </table:table-cell>
          <table:table-cell table:style-name="ce16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7]=&quot;-&quot;;&quot;&quot;;IF([.A107]=&quot;&quot;;[.F107];[.A107]*[.F107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6" office:value-type="float" office:value="0.00699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0699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2, R87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08]=&quot;-&quot;;&quot;&quot;;IF([.A108]=&quot;&quot;;[.F108];[.A108]*[.F108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38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0504756" calcext:value-type="currency">
            <text:p>0,005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9]=&quot;-&quot;;&quot;&quot;;IF([.A109]=&quot;&quot;;[.F109];[.A109]*[.F109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9]=&quot;-&quot;;&quot;&quot;;IF([.A109]=&quot;&quot;;[.J109];[.A109]*[.J109]))" office:value-type="currency" office:currency="EUR" office:value="0.01386" calcext:value-type="currency">
            <text:p>0,01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10]=&quot;-&quot;;&quot;&quot;;IF([.A110]=&quot;&quot;;[.F110];[.A110]*[.F110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402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11]=&quot;-&quot;;&quot;&quot;;IF([.A111]=&quot;&quot;;[.F111];[.A111]*[.F111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11]=&quot;-&quot;;&quot;&quot;;IF([.A111]=&quot;&quot;;[.J111];[.A111]*[.J111]))" office:value-type="currency" office:currency="EUR" office:value="0.0232" calcext:value-type="currency">
            <text:p>0,02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138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3]=&quot;-&quot;;&quot;&quot;;IF([.A113]=&quot;&quot;;[.F113];[.A113]*[.F113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3]=&quot;-&quot;;&quot;&quot;;IF([.A113]=&quot;&quot;;[.J113];[.A113]*[.J113]))" office:value-type="currency" office:currency="EUR" office:value="0.08442" calcext:value-type="currency">
            <text:p>0,08 €</text:p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4]=&quot;-&quot;;&quot;&quot;;IF([.A114]=&quot;&quot;;[.F114];[.A114]*[.F114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4]=&quot;-&quot;;&quot;&quot;;IF([.A114]=&quot;&quot;;[.J114];[.A114]*[.J114]))" office:value-type="currency" office:currency="EUR" office:value="0.00669" calcext:value-type="currency">
            <text:p>0,01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SD1260-824</text:p>
          </table:table-cell>
          <table:table-cell table:style-name="ce16" office:value-type="string" calcext:value-type="string">
            <text:p>Coilcraft 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float" office:value="2288025" calcext:value-type="float">
            <text:p>2288025</text:p>
          </table:table-cell>
          <table:table-cell table:style-name="ce28" office:value-type="float" office:value="2.96" calcext:value-type="float">
            <text:p>2,960</text:p>
          </table:table-cell>
          <table:table-cell table:style-name="ce31" table:formula="of:=IF([.E115]=&quot;-&quot;;&quot;&quot;;IF([.A115]=&quot;&quot;;[.F115];[.A115]*[.F115]))" office:value-type="currency" office:currency="GBP" office:value="2.96" calcext:value-type="currency">
            <text:p>£2,9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5]=&quot;-&quot;;&quot;&quot;;IF([.A115]=&quot;&quot;;[.J115];[.A115]*[.J115]))">
            <text:p/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3.7351944" calcext:value-type="currency">
            <text:p>3,73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6]=&quot;-&quot;;&quot;&quot;;IF([.A116]=&quot;&quot;;[.F116];[.A116]*[.F116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6]=&quot;-&quot;;&quot;&quot;;IF([.A116]=&quot;&quot;;[.J116];[.A116]*[.J116]))" office:value-type="currency" office:currency="EUR" office:value="0.3796" calcext:value-type="currency">
            <text:p>0,3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7]=&quot;-&quot;;&quot;&quot;;IF([.A117]=&quot;&quot;;[.F117];[.A117]*[.F117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7]=&quot;-&quot;;&quot;&quot;;IF([.A117]=&quot;&quot;;[.J117];[.A117]*[.J117]))" office:value-type="currency" office:currency="EUR" office:value="0.02" calcext:value-type="currency">
            <text:p>0,02 €</text:p>
          </table:table-cell>
          <table:table-cell table:style-name="ce55" table:formula="of:=IF([.A117]&lt;&gt;&quot;&quot;; IF([.E117]&lt;&gt;&quot;-&quot; ; IF([.K117] &gt; [.G117]*[.$L$1];[.G117]*[.$L$1];[.K117]);[.K117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8]=&quot;-&quot;;&quot;&quot;;IF([.A118]=&quot;&quot;;[.F118];[.A118]*[.F118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8]=&quot;-&quot;;&quot;&quot;;IF([.A118]=&quot;&quot;;[.J118];[.A118]*[.J118]))" office:value-type="currency" office:currency="EUR" office:value="0.078" calcext:value-type="currency">
            <text:p>0,08 €</text:p>
          </table:table-cell>
          <table:table-cell table:style-name="ce55" table:formula="of:=IF([.A118]&lt;&gt;&quot;&quot;; IF([.E118]&lt;&gt;&quot;-&quot; ; IF([.K118] &gt; [.G118]*[.$L$1];[.G118]*[.$L$1];[.K118]);[.K118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8])" office:value-type="currency" office:currency="GBP" office:value="64.4094" calcext:value-type="currency">
            <text:p>£64,41</text:p>
          </table:table-cell>
          <table:table-cell table:number-columns-repeated="3"/>
          <table:table-cell table:style-name="ce50" table:formula="of:=SUM([.K4:.K118])" office:value-type="currency" office:currency="EUR" office:value="18.75501" calcext:value-type="currency">
            <text:p>18,76 €</text:p>
          </table:table-cell>
          <table:table-cell table:style-name="ce50" table:formula="of:=SUM([.L4:.L118])" office:value-type="currency" office:currency="EUR" office:value="54.833880828" calcext:value-type="currency">
            <text:p>54,83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2]=&quot;-&quot;;&quot;&quot;;IF([.A122]=&quot;&quot;;[.F122];[.A122]*[.F122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2]=&quot;-&quot;;&quot;&quot;;IF([.A122]=&quot;&quot;;[.J122];[.A122]*[.J122]))" office:value-type="currency" office:currency="EUR" office:value="0.00813" calcext:value-type="currency">
            <text:p>0,01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3]=&quot;-&quot;;&quot;&quot;;IF([.A123]=&quot;&quot;;[.F123];[.A123]*[.F123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3]=&quot;-&quot;;&quot;&quot;;IF([.A123]=&quot;&quot;;[.J123];[.A123]*[.J123]))" office:value-type="currency" office:currency="EUR" office:value="0.21506" calcext:value-type="currency">
            <text:p>0,22 €</text:p>
          </table:table-cell>
          <table:table-cell table:style-name="ce55" table:formula="of:=IF([.A123]&lt;&gt;&quot;&quot;; IF([.E123]&lt;&gt;&quot;-&quot; ; IF([.K123] &gt; [.G123]*[.$L$1];[.G123]*[.$L$1];[.K123]);[.K123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4]=&quot;-&quot;;&quot;&quot;;IF([.A124]=&quot;&quot;;[.F124];[.A124]*[.F124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4]=&quot;-&quot;;&quot;&quot;;IF([.A124]=&quot;&quot;;[.J124];[.A124]*[.J124]))" office:value-type="currency" office:currency="EUR" office:value="0.9611" calcext:value-type="currency">
            <text:p>0,96 €</text:p>
          </table:table-cell>
          <table:table-cell table:style-name="ce55" table:formula="of:=IF([.A124]&lt;&gt;&quot;&quot;; IF([.E124]&lt;&gt;&quot;-&quot; ; IF([.K124] &gt; [.G124]*[.$L$1];[.G124]*[.$L$1];[.K124]);[.K124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7]=&quot;-&quot;;&quot;&quot;;IF([.A127]=&quot;&quot;;[.F127];[.A127]*[.F127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7]=&quot;-&quot;;&quot;&quot;;IF([.A127]=&quot;&quot;;[.J127];[.A127]*[.J127]))" office:value-type="currency" office:currency="EUR" office:value="0.21916" calcext:value-type="currency">
            <text:p>0,22 €</text:p>
          </table:table-cell>
          <table:table-cell table:style-name="ce55" table:formula="of:=IF([.A127]&lt;&gt;&quot;&quot;; IF([.E127]&lt;&gt;&quot;-&quot; ; IF([.K127] &gt; [.G127]*[.$L$1];[.G127]*[.$L$1];[.K127]);[.K127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8]=&quot;-&quot;;&quot;&quot;;IF([.A128]=&quot;&quot;;[.F128];[.A128]*[.F128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8]=&quot;-&quot;;&quot;&quot;;IF([.A128]=&quot;&quot;;[.J128];[.A128]*[.J128]))">
            <text:p/>
          </table:table-cell>
          <table:table-cell table:style-name="ce55" table:formula="of:=IF([.A128]&lt;&gt;&quot;&quot;; IF([.E128]&lt;&gt;&quot;-&quot; ; IF([.K128] &gt; [.G128]*[.$L$1];[.G128]*[.$L$1];[.K128]);[.K128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31]=&quot;-&quot;;&quot;&quot;;IF([.A131]=&quot;&quot;;[.F131];[.A131]*[.F131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1]=&quot;-&quot;;&quot;&quot;;IF([.A131]=&quot;&quot;;[.J131];[.A131]*[.J131]))">
            <text:p/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2]=&quot;-&quot;;&quot;&quot;;IF([.A132]=&quot;&quot;;[.F132];[.A132]*[.F132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2]=&quot;-&quot;;&quot;&quot;;IF([.A132]=&quot;&quot;;[.J132];[.A132]*[.J132]))">
            <text:p/>
          </table:table-cell>
          <table:table-cell table:style-name="ce55" table:formula="of:=IF([.A132]&lt;&gt;&quot;&quot;; IF([.E132]&lt;&gt;&quot;-&quot; ; IF([.K132] &gt; [.G132]*[.$L$1];[.G132]*[.$L$1];[.K132]);[.K132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3]=&quot;-&quot;;&quot;&quot;;IF([.A133]=&quot;&quot;;[.F133];[.A133]*[.F133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3]=&quot;-&quot;;&quot;&quot;;IF([.A133]=&quot;&quot;;[.J133];[.A133]*[.J133]))" office:value-type="currency" office:currency="EUR" office:value="1.52" calcext:value-type="currency">
            <text:p>1,52 €</text:p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4]=&quot;-&quot;;&quot;&quot;;IF([.A134]=&quot;&quot;;[.F134];[.A134]*[.F134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4]=&quot;-&quot;;&quot;&quot;;IF([.A134]=&quot;&quot;;[.J134];[.A134]*[.J134]))" office:value-type="currency" office:currency="EUR" office:value="0.189" calcext:value-type="currency">
            <text:p>0,19 €</text:p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5]=&quot;-&quot;;&quot;&quot;;IF([.A135]=&quot;&quot;;[.F135];[.A135]*[.F135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5]=&quot;-&quot;;&quot;&quot;;IF([.A135]=&quot;&quot;;[.J135];[.A135]*[.J135]))">
            <text:p/>
          </table:table-cell>
          <table:table-cell table:style-name="ce55" table:formula="of:=IF([.A135]&lt;&gt;&quot;&quot;; IF([.E135]&lt;&gt;&quot;-&quot; ; IF([.K135] &gt; [.G135]*[.$L$1];[.G135]*[.$L$1];[.K135]);[.K135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6]=&quot;-&quot;;&quot;&quot;;IF([.A136]=&quot;&quot;;[.F136];[.A136]*[.F136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6]=&quot;-&quot;;&quot;&quot;;IF([.A136]=&quot;&quot;;[.J136];[.A136]*[.J136]))">
            <text:p/>
          </table:table-cell>
          <table:table-cell table:style-name="ce55" table:formula="of:=IF([.A136]&lt;&gt;&quot;&quot;; IF([.E136]&lt;&gt;&quot;-&quot; ; IF([.K136] &gt; [.G136]*[.$L$1];[.G136]*[.$L$1];[.K136]);[.K136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9]=&quot;-&quot;;&quot;&quot;;IF([.A139]=&quot;&quot;;[.F139];[.A139]*[.F139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40]=&quot;-&quot;;&quot;&quot;;IF([.A140]=&quot;&quot;;[.F140];[.A140]*[.F140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40]=&quot;-&quot;;&quot;&quot;;IF([.A140]=&quot;&quot;;[.J140];[.A140]*[.J140]))">
            <text:p/>
          </table:table-cell>
          <table:table-cell table:style-name="ce55" table:formula="of:=IF([.A140]&lt;&gt;&quot;&quot;; IF([.E140]&lt;&gt;&quot;-&quot; ; IF([.K140] &gt; [.G140]*[.$L$1];[.G140]*[.$L$1];[.K140]);[.K140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41]=&quot;-&quot;;&quot;&quot;;IF([.A141]=&quot;&quot;;[.F141];[.A141]*[.F141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41]=&quot;-&quot;;&quot;&quot;;IF([.A141]=&quot;&quot;;[.J141];[.A141]*[.J141]))">
            <text:p/>
          </table:table-cell>
          <table:table-cell table:style-name="ce55" table:formula="of:=IF([.A141]&lt;&gt;&quot;&quot;; IF([.E141]&lt;&gt;&quot;-&quot; ; IF([.K141] &gt; [.G141]*[.$L$1];[.G141]*[.$L$1];[.K141]);[.K141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4]=&quot;-&quot;;&quot;&quot;;IF([.A144]=&quot;&quot;;[.F144];[.A144]*[.F144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4]=&quot;-&quot;;&quot;&quot;;IF([.A144]=&quot;&quot;;[.J144];[.A144]*[.J144]))" office:value-type="currency" office:currency="EUR" office:value="2.2" calcext:value-type="currency">
            <text:p>2,20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5]=&quot;-&quot;;&quot;&quot;;IF([.A145]=&quot;&quot;;[.F145];[.A145]*[.F145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5]=&quot;-&quot;;&quot;&quot;;IF([.A145]=&quot;&quot;;[.J145];[.A145]*[.J145]))">
            <text:p/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6]=&quot;-&quot;;&quot;&quot;;IF([.A146]=&quot;&quot;;[.F146];[.A146]*[.F146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6]=&quot;-&quot;;&quot;&quot;;IF([.A146]=&quot;&quot;;[.J146];[.A146]*[.J146]))" office:value-type="currency" office:currency="EUR" office:value="0.0063" calcext:value-type="currency">
            <text:p>0,01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7]=&quot;-&quot;;&quot;&quot;;IF([.A147]=&quot;&quot;;[.F147];[.A147]*[.F147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7]=&quot;-&quot;;&quot;&quot;;IF([.A147]=&quot;&quot;;[.J147];[.A147]*[.J147]))" office:value-type="currency" office:currency="EUR" office:value="0.27" calcext:value-type="currency">
            <text:p>0,27 €</text:p>
          </table:table-cell>
          <table:table-cell table:style-name="ce55" table:formula="of:=IF([.A147]&lt;&gt;&quot;&quot;; IF([.E147]&lt;&gt;&quot;-&quot; ; IF([.K147] &gt; [.G147]*[.$L$1];[.G147]*[.$L$1];[.K147]);[.K147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8]=&quot;-&quot;;&quot;&quot;;IF([.A148]=&quot;&quot;;[.J148];[.A148]*[.J148]))" office:value-type="currency" office:currency="EUR" office:value="35.9" calcext:value-type="currency">
            <text:p>35,90 €</text:p>
          </table:table-cell>
          <table:table-cell table:style-name="ce55" table:formula="of:=IF([.A148]&lt;&gt;&quot;&quot;; IF([.E148]&lt;&gt;&quot;-&quot; ; IF([.K148] &gt; [.G148]*[.$L$1];[.G148]*[.$L$1];[.K148]);[.K148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9]=&quot;-&quot;;&quot;&quot;;IF([.A149]=&quot;&quot;;[.F149];[.A149]*[.F149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9]=&quot;-&quot;;&quot;&quot;;IF([.A149]=&quot;&quot;;[.J149];[.A149]*[.J149]))" office:value-type="currency" office:currency="EUR" office:value="0.97282" calcext:value-type="currency">
            <text:p>0,97 €</text:p>
          </table:table-cell>
          <table:table-cell table:style-name="ce55" table:formula="of:=IF([.A149]&lt;&gt;&quot;&quot;; IF([.E149]&lt;&gt;&quot;-&quot; ; IF([.K149] &gt; [.G149]*[.$L$1];[.G149]*[.$L$1];[.K149]);[.K149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50]=&quot;-&quot;;&quot;&quot;;IF([.A150]=&quot;&quot;;[.F150];[.A150]*[.F150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50]=&quot;-&quot;;&quot;&quot;;IF([.A150]=&quot;&quot;;[.J150];[.A150]*[.J150]))" office:value-type="currency" office:currency="EUR" office:value="1.59292" calcext:value-type="currency">
            <text:p>1,59 €</text:p>
          </table:table-cell>
          <table:table-cell table:style-name="ce55" table:formula="of:=IF([.A150]&lt;&gt;&quot;&quot;; IF([.E150]&lt;&gt;&quot;-&quot; ; IF([.K148] &gt; [.G150]*[.$L$1];[.G150]*[.$L$1];[.K148]);[.K148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4:.G150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4:.K150])" office:value-type="currency" office:currency="EUR" office:value="40.94204" calcext:value-type="currency">
            <text:p>40,94 €</text:p>
          </table:table-cell>
          <table:table-cell table:style-name="ce50" table:formula="of:=SUM([.L144:.L150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4]=&quot;-&quot;;&quot;&quot;;IF([.A154]=&quot;&quot;;[.F154];[.A154]*[.F154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4]=&quot;-&quot;;&quot;&quot;;IF([.A154]=&quot;&quot;;[.J154];[.A154]*[.J154]))" office:value-type="currency" office:currency="EUR" office:value="0.0402" calcext:value-type="currency">
            <text:p>0,04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5]=&quot;-&quot;;&quot;&quot;;IF([.A155]=&quot;&quot;;[.F155];[.A155]*[.F155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5]=&quot;-&quot;;&quot;&quot;;IF([.A155]=&quot;&quot;;[.J155];[.A155]*[.J155]))" office:value-type="currency" office:currency="EUR" office:value="1.82" calcext:value-type="currency">
            <text:p>1,82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.82" calcext:value-type="currency">
            <text:p>1,82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6]=&quot;-&quot;;&quot;&quot;;IF([.A156]=&quot;&quot;;[.F156];[.A156]*[.F156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6]=&quot;-&quot;;&quot;&quot;;IF([.A156]=&quot;&quot;;[.J156];[.A156]*[.J156]))" office:value-type="currency" office:currency="EUR" office:value="0.47" calcext:value-type="currency">
            <text:p>0,47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7]=&quot;-&quot;;&quot;&quot;;IF([.A157]=&quot;&quot;;[.F157];[.A157]*[.F157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7]=&quot;-&quot;;&quot;&quot;;IF([.A157]=&quot;&quot;;[.J157];[.A157]*[.J157]))" office:value-type="currency" office:currency="EUR" office:value="18.01" calcext:value-type="currency">
            <text:p>18,01 €</text:p>
          </table:table-cell>
          <table:table-cell table:style-name="ce55" table:formula="of:=IF([.A157]&lt;&gt;&quot;&quot;; IF([.E157]&lt;&gt;&quot;-&quot; ; IF([.K157] &gt; [.G157]*[.$L$1];[.G157]*[.$L$1];[.K157]);[.K157]);&quot;&quot;)" office:value-type="currency" office:currency="EUR" office:value="18.01" calcext:value-type="currency">
            <text:p>18,01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4:.G157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4:.K157])" office:value-type="currency" office:currency="EUR" office:value="20.3402" calcext:value-type="currency">
            <text:p>20,34 €</text:p>
          </table:table-cell>
          <table:table-cell table:style-name="ce50" table:formula="of:=SUM([.L154:.L157])" office:value-type="currency" office:currency="EUR" office:value="20.32574229" calcext:value-type="currency">
            <text:p>20,33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3:Sheet1.AMJ13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 style:data-style-name="N2" text:time-value="15:19:01.58144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6T17:22:23.187781776</dc:date>
    <dc:creator>Denis Kotlar</dc:creator>
    <meta:editing-duration>P1DT8H6M19S</meta:editing-duration>
    <meta:editing-cycles>345</meta:editing-cycles>
    <meta:document-statistic meta:table-count="1" meta:cell-count="1452" meta:object-count="0"/>
  </office:meta>
</office:document-meta>
</file>